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ホールだ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騎士団長さんの話では、ここから先に
進めない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扉は普通に開いてる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あ問題なく通れる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、と・・・通れ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だ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確かにそこに扉があるという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通れない・・・！　なんで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いう・・・こと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ふむ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きないものは致しかた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一度戻って、騎士団長に相談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ですね。　戻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ーん、無念なり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扉をバイザーで見てほし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やすいご用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アレ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か分かったの？</text:p>
          </table:table-cell>
          <table:table-cell table:style-name="ce0" office:value-type="string">
            <text:p>Map091</text:p>
          </table:table-cell>
          <table:table-cell table:style-name="ce0"/>
          <table:table-cell table:style-name="ce0" office:value-type="string">
            <text:p>Did you realize something?
</text:p>
          </table:table-cell>
          <table:table-cell table:style-name="ce0" office:value-type="string">
            <text:p>Did you realize something?</text:p>
          </table:table-cell>
          <table:table-cell table:number-columns-repeated="1019"/>
        </table:table-row>
        <table:table-row>
          <table:table-cell table:style-name="ce0" office:value-type="string">
            <text:p>こ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にも無いヨ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も無いって・・・どういうこと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ゃんと扉がある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バイザーで見ると・・・ただの壁だ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はもしかし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幻術・・・かもしれ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げ・・・幻術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る者の精神に影響を与えて、本来そこに
あるはずの物を見せなかったり、逆に無い物を
見せたりする術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つまり、我々が見ているこの扉は、扉では
なく、ただの壁だということ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い、おそら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を見破るなんて、さすが超科学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るほど、そういうこと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幻術は、見る者の精神に影響を与え、視覚を
惑わ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が、精神の存在しない電子機器の画像を
通せば、幻術の効果は及ば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つまり、宇宙人さんのバイザーを使えば
幻術を打ち破れるということです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おお！！　宇宙人ちゃん大活躍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ン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、本人はよく分かってないみた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にかく、宇宙人のバイザーを駆使して
調査を開始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物の気配もする。　注意して進も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ディテクションバイザーが使用可能になり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C】キーを押し続けることによって、バイザーが
起動します。
（起動中は動けません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C】キーを離すと、通常の視界に戻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ディテクションバイザーを駆使して、
オンドレラ邸を攻略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9+01:00</meta:creation-date>
    <dc:date>2019-11-03T17:42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